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7B800001A2100001E886B0623D524AD0577.svg" manifest:media-type="image/svg+xml"/>
  <manifest:file-entry manifest:full-path="Pictures/10000001000000FD000000932345840D01D7ABA7.png" manifest:media-type="image/png"/>
  <manifest:file-entry manifest:full-path="Pictures/100004F600001A2100000F3C76E6A676C4618266.svg" manifest:media-type="image/svg+xml"/>
  <manifest:file-entry manifest:full-path="Pictures/10000001000000FF000000431A151E534C57F439.png" manifest:media-type="image/png"/>
  <manifest:file-entry manifest:full-path="Pictures/10000001000000FD00000127658F8ADCF5B0DCA8.png" manifest:media-type="image/png"/>
  <manifest:file-entry manifest:full-path="Pictures/1000038400001A65000006EDF808DE2BD6BD23F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draw:stroke="dash" draw:stroke-dash="Double_20_Dash" svg:stroke-width="0.081cm" svg:stroke-color="#000000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3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c9211e" loext:opacity="100%"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g>
            <draw:g>
              <draw:frame draw:style-name="gr1" draw:text-style-name="P2" draw:layer="layout" svg:width="24.589cm" svg:height="1.276cm" svg:x="9cm" svg:y="14cm">
                <draw:text-box>
                  <text:p text:style-name="P1"><text:span text:style-name="T1">f</text:span><text:span text:style-name="T1">r</text:span><text:span text:style-name="T1">e</text:span><text:span text:style-name="T1">e</text:span><text:span text:style-name="T1">_</text:span><text:span text:style-name="T1">a</text:span><text:span text:style-name="T1">r</text:span><text:span text:style-name="T1">e</text:span><text:span text:style-name="T1">a</text:span><text:span text:style-name="T1">[</text:span><text:span text:style-name="T2">M</text:span><text:span text:style-name="T2">A</text:span><text:span text:style-name="T2">X</text:span><text:span text:style-name="T2">_</text:span><text:span text:style-name="T2">O</text:span><text:span text:style-name="T2">R</text:span><text:span text:style-name="T2">D</text:span><text:span text:style-name="T2">E</text:span><text:span text:style-name="T2">R</text:span><text:span text:style-name="T2">-</text:span><text:span text:style-name="T2">1</text:span><text:span text:style-name="T1">]</text:span><text:span text:style-name="T1">.</text:span><text:span text:style-name="T1">f</text:span><text:span text:style-name="T1">r</text:span><text:span text:style-name="T1">e</text:span><text:span text:style-name="T1">e</text:span><text:span text:style-name="T1">_</text:span><text:span text:style-name="T1">l</text:span><text:span text:style-name="T1">i</text:span><text:span text:style-name="T1">s</text:span><text:span text:style-name="T1">t</text:span><text:span text:style-name="T1">[</text:span><text:span text:style-name="T1">M</text:span><text:span text:style-name="T1">I</text:span><text:span text:style-name="T1">G</text:span><text:span text:style-name="T1">R</text:span><text:span text:style-name="T1">A</text:span><text:span text:style-name="T1">T</text:span><text:span text:style-name="T1">E</text:span><text:span text:style-name="T1">_</text:span><text:span text:style-name="T1">M</text:span><text:span text:style-name="T1">O</text:span><text:span text:style-name="T1">V</text:span><text:span text:style-name="T1">A</text:span><text:span text:style-name="T1">B</text:span><text:span text:style-name="T1">L</text:span><text:span text:style-name="T1">E</text:span><text:span text:style-name="T1">]</text:span></text:p>
                </draw:text-box>
              </draw:frame>
              <draw:connector draw:style-name="gr2" draw:text-style-name="P3" draw:layer="layout" draw:type="line" svg:x1="33.451cm" svg:y1="14.567cm" svg:x2="73.705cm" svg:y2="14.709cm" svg:d="M33451 14567l40254 142" svg:viewBox="0 0 40255 143">
                <text:p/>
              </draw:connector>
            </draw:g>
            <draw:g>
              <draw:g>
                <draw:connector draw:style-name="gr2" draw:text-style-name="P3" draw:layer="layout" draw:type="line" svg:x1="27.455cm" svg:y1="30.436cm" svg:x2="73.391cm" svg:y2="30.515cm" draw:start-shape="id1" draw:start-glue-point="1" svg:d="M27455 30436l45936 79" svg:viewBox="0 0 45937 80">
                  <text:p/>
                </draw:connector>
                <draw:frame draw:style-name="gr1" draw:text-style-name="P2" xml:id="id1" draw:id="id1" draw:layer="layout" svg:width="18.455cm" svg:height="1.276cm" svg:x="9cm" svg:y="29.798cm">
                  <draw:text-box>
                    <text:p text:style-name="P1"><text:span text:style-name="T1">free_area[</text:span><text:span text:style-name="T2">0</text:span><text:span text:style-name="T1">].free_list[MIGRATE_MOVABLE</text:span><text:span text:style-name="T1">]</text:span></text:p>
                  </draw:text-box>
                </draw:frame>
              </draw:g>
              <draw:g>
                <draw:frame draw:style-name="gr3" draw:text-style-name="P4" draw:layer="layout" svg:width="6.756cm" svg:height="1.772cm" svg:x="37.75cm" svg:y="29.55cm">
                  <draw:image xlink:href="Pictures/1000038400001A65000006EDF808DE2BD6BD23F4.svg" xlink:type="simple" xlink:show="embed" xlink:actuate="onLoad" draw:mime-type="image/svg+xml">
                    <text:p/>
                  </draw:image>
                  <draw:image xlink:href="Pictures/10000001000000FF000000431A151E534C57F439.png" xlink:type="simple" xlink:show="embed" xlink:actuate="onLoad" draw:mime-type="image/png"/>
                </draw:frame>
                <draw:frame draw:style-name="gr3" draw:text-style-name="P4" draw:layer="layout" svg:width="6.756cm" svg:height="1.772cm" svg:x="46.256cm" svg:y="29.55cm">
                  <draw:image xlink:href="Pictures/1000038400001A65000006EDF808DE2BD6BD23F4.svg" xlink:type="simple" xlink:show="embed" xlink:actuate="onLoad" draw:mime-type="image/svg+xml">
                    <text:p/>
                  </draw:image>
                  <draw:image xlink:href="Pictures/10000001000000FF000000431A151E534C57F439.png" xlink:type="simple" xlink:show="embed" xlink:actuate="onLoad" draw:mime-type="image/png"/>
                </draw:frame>
                <draw:frame draw:style-name="gr3" draw:text-style-name="P4" draw:layer="layout" svg:width="6.756cm" svg:height="1.772cm" svg:x="54.75cm" svg:y="29.55cm">
                  <draw:image xlink:href="Pictures/1000038400001A65000006EDF808DE2BD6BD23F4.svg" xlink:type="simple" xlink:show="embed" xlink:actuate="onLoad" draw:mime-type="image/svg+xml">
                    <text:p/>
                  </draw:image>
                  <draw:image xlink:href="Pictures/10000001000000FF000000431A151E534C57F439.png" xlink:type="simple" xlink:show="embed" xlink:actuate="onLoad" draw:mime-type="image/png"/>
                </draw:frame>
                <draw:frame draw:style-name="gr3" draw:text-style-name="P4" draw:layer="layout" svg:width="6.756cm" svg:height="1.772cm" svg:x="63.75cm" svg:y="29.55cm">
                  <draw:image xlink:href="Pictures/1000038400001A65000006EDF808DE2BD6BD23F4.svg" xlink:type="simple" xlink:show="embed" xlink:actuate="onLoad" draw:mime-type="image/svg+xml">
                    <text:p/>
                  </draw:image>
                  <draw:image xlink:href="Pictures/10000001000000FF000000431A151E534C57F439.png" xlink:type="simple" xlink:show="embed" xlink:actuate="onLoad" draw:mime-type="image/png"/>
                </draw:frame>
              </draw:g>
            </draw:g>
            <draw:g>
              <draw:g>
                <draw:frame draw:style-name="gr1" draw:text-style-name="P2" draw:layer="layout" svg:width="18.455cm" svg:height="1.276cm" svg:x="9cm" svg:y="26.8cm">
                  <draw:text-box>
                    <text:p text:style-name="P1"><text:span text:style-name="T1">free_area[</text:span><text:span text:style-name="T2">1</text:span><text:span text:style-name="T1">].free_list[MIGRATE_MOVABLE]</text:span></text:p>
                  </draw:text-box>
                </draw:frame>
                <draw:connector draw:style-name="gr2" draw:text-style-name="P3" draw:layer="layout" draw:type="line" svg:x1="27.501cm" svg:y1="27.356cm" svg:x2="73.39cm" svg:y2="27.521cm" svg:d="M27501 27356l45889 165" svg:viewBox="0 0 45890 166">
                  <text:p/>
                </draw:connector>
              </draw:g>
              <draw:g>
                <draw:frame draw:style-name="gr3" draw:text-style-name="P4" draw:layer="layout" svg:width="6.688cm" svg:height="3.899cm" svg:x="37.75cm" svg:y="24.401cm">
                  <draw:image xlink:href="Pictures/100004F600001A2100000F3C76E6A676C4618266.svg" xlink:type="simple" xlink:show="embed" xlink:actuate="onLoad" draw:mime-type="image/svg+xml">
                    <text:p/>
                  </draw:image>
                  <draw:image xlink:href="Pictures/10000001000000FD000000932345840D01D7ABA7.png" xlink:type="simple" xlink:show="embed" xlink:actuate="onLoad" draw:mime-type="image/png"/>
                </draw:frame>
                <draw:frame draw:style-name="gr3" draw:text-style-name="P4" draw:layer="layout" svg:width="6.688cm" svg:height="3.899cm" svg:x="46.25cm" svg:y="24.401cm">
                  <draw:image xlink:href="Pictures/100004F600001A2100000F3C76E6A676C4618266.svg" xlink:type="simple" xlink:show="embed" xlink:actuate="onLoad" draw:mime-type="image/svg+xml">
                    <text:p/>
                  </draw:image>
                  <draw:image xlink:href="Pictures/10000001000000FD000000932345840D01D7ABA7.png" xlink:type="simple" xlink:show="embed" xlink:actuate="onLoad" draw:mime-type="image/png"/>
                </draw:frame>
                <draw:frame draw:style-name="gr3" draw:text-style-name="P4" draw:layer="layout" svg:width="6.688cm" svg:height="3.899cm" svg:x="54.75cm" svg:y="24.401cm">
                  <draw:image xlink:href="Pictures/100004F600001A2100000F3C76E6A676C4618266.svg" xlink:type="simple" xlink:show="embed" xlink:actuate="onLoad" draw:mime-type="image/svg+xml">
                    <text:p/>
                  </draw:image>
                  <draw:image xlink:href="Pictures/10000001000000FD000000932345840D01D7ABA7.png" xlink:type="simple" xlink:show="embed" xlink:actuate="onLoad" draw:mime-type="image/png"/>
                </draw:frame>
                <draw:frame draw:style-name="gr3" draw:text-style-name="P4" draw:layer="layout" svg:width="6.688cm" svg:height="3.899cm" svg:x="63.75cm" svg:y="24.401cm">
                  <draw:image xlink:href="Pictures/100004F600001A2100000F3C76E6A676C4618266.svg" xlink:type="simple" xlink:show="embed" xlink:actuate="onLoad" draw:mime-type="image/svg+xml">
                    <text:p/>
                  </draw:image>
                  <draw:image xlink:href="Pictures/10000001000000FD000000932345840D01D7ABA7.png" xlink:type="simple" xlink:show="embed" xlink:actuate="onLoad" draw:mime-type="image/png"/>
                </draw:frame>
              </draw:g>
            </draw:g>
            <draw:g>
              <draw:g>
                <draw:frame draw:style-name="gr1" draw:text-style-name="P2" draw:layer="layout" svg:width="18.455cm" svg:height="1.276cm" svg:x="9cm" svg:y="22cm">
                  <draw:text-box>
                    <text:p text:style-name="P1"><text:span text:style-name="T1">f</text:span><text:span text:style-name="T1">r</text:span><text:span text:style-name="T1">e</text:span><text:span text:style-name="T1">e</text:span><text:span text:style-name="T1">_</text:span><text:span text:style-name="T1">a</text:span><text:span text:style-name="T1">r</text:span><text:span text:style-name="T1">e</text:span><text:span text:style-name="T1">a</text:span><text:span text:style-name="T1">[</text:span><text:span text:style-name="T2">2</text:span><text:span text:style-name="T1">]</text:span><text:span text:style-name="T1">.</text:span><text:span text:style-name="T1">f</text:span><text:span text:style-name="T1">r</text:span><text:span text:style-name="T1">e</text:span><text:span text:style-name="T1">e</text:span><text:span text:style-name="T1">_</text:span><text:span text:style-name="T1">l</text:span><text:span text:style-name="T1">i</text:span><text:span text:style-name="T1">s</text:span><text:span text:style-name="T1">t</text:span><text:span text:style-name="T1">[</text:span><text:span text:style-name="T1">M</text:span><text:span text:style-name="T1">I</text:span><text:span text:style-name="T1">G</text:span><text:span text:style-name="T1">R</text:span><text:span text:style-name="T1">A</text:span><text:span text:style-name="T1">T</text:span><text:span text:style-name="T1">E</text:span><text:span text:style-name="T1">_</text:span><text:span text:style-name="T1">M</text:span><text:span text:style-name="T1">O</text:span><text:span text:style-name="T1">V</text:span><text:span text:style-name="T1">A</text:span><text:span text:style-name="T1">B</text:span><text:span text:style-name="T1">L</text:span><text:span text:style-name="T1">E</text:span><text:span text:style-name="T1">]</text:span></text:p>
                  </draw:text-box>
                </draw:frame>
                <draw:connector draw:style-name="gr2" draw:text-style-name="P3" draw:layer="layout" draw:type="line" svg:x1="27.451cm" svg:y1="22.523cm" svg:x2="73.76cm" svg:y2="22.754cm" svg:d="M27451 22523l46309 231" svg:viewBox="0 0 46310 232">
                  <text:p/>
                </draw:connector>
              </draw:g>
              <draw:g>
                <draw:frame draw:style-name="gr3" draw:text-style-name="P4" draw:layer="layout" svg:width="6.688cm" svg:height="7.815cm" svg:x="37.75cm" svg:y="15.685cm">
                  <draw:image xlink:href="Pictures/100007B800001A2100001E886B0623D524AD0577.svg" xlink:type="simple" xlink:show="embed" xlink:actuate="onLoad" draw:mime-type="image/svg+xml">
                    <text:p/>
                  </draw:image>
                  <draw:image xlink:href="Pictures/10000001000000FD00000127658F8ADCF5B0DCA8.png" xlink:type="simple" xlink:show="embed" xlink:actuate="onLoad" draw:mime-type="image/png"/>
                </draw:frame>
                <draw:frame draw:style-name="gr3" draw:text-style-name="P4" draw:layer="layout" svg:width="6.688cm" svg:height="7.815cm" svg:x="46.25cm" svg:y="15.685cm">
                  <draw:image xlink:href="Pictures/100007B800001A2100001E886B0623D524AD0577.svg" xlink:type="simple" xlink:show="embed" xlink:actuate="onLoad" draw:mime-type="image/svg+xml">
                    <text:p/>
                  </draw:image>
                  <draw:image xlink:href="Pictures/10000001000000FD00000127658F8ADCF5B0DCA8.png" xlink:type="simple" xlink:show="embed" xlink:actuate="onLoad" draw:mime-type="image/png"/>
                </draw:frame>
                <draw:frame draw:style-name="gr3" draw:text-style-name="P4" draw:layer="layout" svg:width="6.688cm" svg:height="7.815cm" svg:x="54.812cm" svg:y="15.685cm">
                  <draw:image xlink:href="Pictures/100007B800001A2100001E886B0623D524AD0577.svg" xlink:type="simple" xlink:show="embed" xlink:actuate="onLoad" draw:mime-type="image/svg+xml">
                    <text:p/>
                  </draw:image>
                  <draw:image xlink:href="Pictures/10000001000000FD00000127658F8ADCF5B0DCA8.png" xlink:type="simple" xlink:show="embed" xlink:actuate="onLoad" draw:mime-type="image/png"/>
                </draw:frame>
                <draw:frame draw:style-name="gr3" draw:text-style-name="P4" draw:layer="layout" svg:width="6.688cm" svg:height="7.815cm" svg:x="63.812cm" svg:y="15.685cm">
                  <draw:image xlink:href="Pictures/100007B800001A2100001E886B0623D524AD0577.svg" xlink:type="simple" xlink:show="embed" xlink:actuate="onLoad" draw:mime-type="image/svg+xml">
                    <text:p/>
                  </draw:image>
                  <draw:image xlink:href="Pictures/10000001000000FD00000127658F8ADCF5B0DCA8.png" xlink:type="simple" xlink:show="embed" xlink:actuate="onLoad" draw:mime-type="image/png"/>
                </draw:frame>
              </draw:g>
            </draw:g>
          </draw:g>
          <draw:frame draw:style-name="gr1" draw:text-style-name="P6" draw:layer="layout" svg:width="14.959cm" svg:height="1.276cm" svg:x="58.35cm" svg:y="33.3cm">
            <draw:text-box>
              <text:p text:style-name="P5"><text:span text:style-name="T3">PAGE_SIZE=4K,MAX_ORDER=11</text:span></text:p>
            </draw:text-box>
          </draw:frame>
        </draw:g>
      </draw:page>
      <draw:page draw:name="page2" draw:style-name="dp1" draw:master-page-name="默认">
        <draw:g>
          <draw:frame draw:style-name="gr3" draw:text-style-name="P4" draw:layer="layout" svg:width="6.756cm" svg:height="1.772cm" svg:x="22cm" svg:y="36.728cm">
            <draw:image xlink:href="Pictures/1000038400001A65000006EDF808DE2BD6BD23F4.svg" xlink:type="simple" xlink:show="embed" xlink:actuate="onLoad" draw:mime-type="image/svg+xml">
              <text:p/>
            </draw:image>
            <draw:image xlink:href="Pictures/10000001000000FF000000431A151E534C57F439.png" xlink:type="simple" xlink:show="embed" xlink:actuate="onLoad" draw:mime-type="image/png"/>
          </draw:frame>
          <draw:frame draw:style-name="gr3" draw:text-style-name="P4" draw:layer="layout" svg:width="6.756cm" svg:height="1.772cm" svg:x="30.506cm" svg:y="36.728cm">
            <draw:image xlink:href="Pictures/1000038400001A65000006EDF808DE2BD6BD23F4.svg" xlink:type="simple" xlink:show="embed" xlink:actuate="onLoad" draw:mime-type="image/svg+xml">
              <text:p/>
            </draw:image>
            <draw:image xlink:href="Pictures/10000001000000FF000000431A151E534C57F439.png" xlink:type="simple" xlink:show="embed" xlink:actuate="onLoad" draw:mime-type="image/png"/>
          </draw:frame>
          <draw:frame draw:style-name="gr3" draw:text-style-name="P4" draw:layer="layout" svg:width="6.756cm" svg:height="1.772cm" svg:x="39cm" svg:y="36.728cm">
            <draw:image xlink:href="Pictures/1000038400001A65000006EDF808DE2BD6BD23F4.svg" xlink:type="simple" xlink:show="embed" xlink:actuate="onLoad" draw:mime-type="image/svg+xml">
              <text:p/>
            </draw:image>
            <draw:image xlink:href="Pictures/10000001000000FF000000431A151E534C57F439.png" xlink:type="simple" xlink:show="embed" xlink:actuate="onLoad" draw:mime-type="image/png"/>
          </draw:frame>
          <draw:frame draw:style-name="gr3" draw:text-style-name="P4" draw:layer="layout" svg:width="6.756cm" svg:height="1.772cm" svg:x="48cm" svg:y="36.728cm">
            <draw:image xlink:href="Pictures/1000038400001A65000006EDF808DE2BD6BD23F4.svg" xlink:type="simple" xlink:show="embed" xlink:actuate="onLoad" draw:mime-type="image/svg+xml">
              <text:p/>
            </draw:image>
            <draw:image xlink:href="Pictures/10000001000000FF000000431A151E534C57F439.png" xlink:type="simple" xlink:show="embed" xlink:actuate="onLoad" draw:mime-type="image/png"/>
          </draw:frame>
        </draw:g>
        <draw:g>
          <draw:frame draw:style-name="gr3" draw:text-style-name="P4" draw:layer="layout" svg:width="6.688cm" svg:height="3.899cm" svg:x="22.062cm" svg:y="28.5cm">
            <draw:image xlink:href="Pictures/100004F600001A2100000F3C76E6A676C4618266.svg" xlink:type="simple" xlink:show="embed" xlink:actuate="onLoad" draw:mime-type="image/svg+xml">
              <text:p/>
            </draw:image>
            <draw:image xlink:href="Pictures/10000001000000FD000000932345840D01D7ABA7.png" xlink:type="simple" xlink:show="embed" xlink:actuate="onLoad" draw:mime-type="image/png"/>
          </draw:frame>
          <draw:frame draw:style-name="gr3" draw:text-style-name="P4" draw:layer="layout" svg:width="6.688cm" svg:height="3.899cm" svg:x="30.562cm" svg:y="28.5cm">
            <draw:image xlink:href="Pictures/100004F600001A2100000F3C76E6A676C4618266.svg" xlink:type="simple" xlink:show="embed" xlink:actuate="onLoad" draw:mime-type="image/svg+xml">
              <text:p/>
            </draw:image>
            <draw:image xlink:href="Pictures/10000001000000FD000000932345840D01D7ABA7.png" xlink:type="simple" xlink:show="embed" xlink:actuate="onLoad" draw:mime-type="image/png"/>
          </draw:frame>
          <draw:frame draw:style-name="gr3" draw:text-style-name="P4" draw:layer="layout" svg:width="6.688cm" svg:height="3.899cm" svg:x="39.062cm" svg:y="28.5cm">
            <draw:image xlink:href="Pictures/100004F600001A2100000F3C76E6A676C4618266.svg" xlink:type="simple" xlink:show="embed" xlink:actuate="onLoad" draw:mime-type="image/svg+xml">
              <text:p/>
            </draw:image>
            <draw:image xlink:href="Pictures/10000001000000FD000000932345840D01D7ABA7.png" xlink:type="simple" xlink:show="embed" xlink:actuate="onLoad" draw:mime-type="image/png"/>
          </draw:frame>
          <draw:frame draw:style-name="gr3" draw:text-style-name="P4" draw:layer="layout" svg:width="6.688cm" svg:height="3.899cm" svg:x="48.062cm" svg:y="28.5cm">
            <draw:image xlink:href="Pictures/100004F600001A2100000F3C76E6A676C4618266.svg" xlink:type="simple" xlink:show="embed" xlink:actuate="onLoad" draw:mime-type="image/svg+xml">
              <text:p/>
            </draw:image>
            <draw:image xlink:href="Pictures/10000001000000FD000000932345840D01D7ABA7.png" xlink:type="simple" xlink:show="embed" xlink:actuate="onLoad" draw:mime-type="image/png"/>
          </draw:frame>
        </draw:g>
        <draw:g>
          <draw:frame draw:style-name="gr3" draw:text-style-name="P4" draw:layer="layout" svg:width="6.688cm" svg:height="7.815cm" svg:x="22cm" svg:y="18.218cm">
            <draw:image xlink:href="Pictures/100007B800001A2100001E886B0623D524AD0577.svg" xlink:type="simple" xlink:show="embed" xlink:actuate="onLoad" draw:mime-type="image/svg+xml">
              <text:p/>
            </draw:image>
            <draw:image xlink:href="Pictures/10000001000000FD00000127658F8ADCF5B0DCA8.png" xlink:type="simple" xlink:show="embed" xlink:actuate="onLoad" draw:mime-type="image/png"/>
          </draw:frame>
          <draw:frame draw:style-name="gr3" draw:text-style-name="P4" draw:layer="layout" svg:width="6.688cm" svg:height="7.815cm" svg:x="30.5cm" svg:y="18.218cm">
            <draw:image xlink:href="Pictures/100007B800001A2100001E886B0623D524AD0577.svg" xlink:type="simple" xlink:show="embed" xlink:actuate="onLoad" draw:mime-type="image/svg+xml">
              <text:p/>
            </draw:image>
            <draw:image xlink:href="Pictures/10000001000000FD00000127658F8ADCF5B0DCA8.png" xlink:type="simple" xlink:show="embed" xlink:actuate="onLoad" draw:mime-type="image/png"/>
          </draw:frame>
          <draw:frame draw:style-name="gr3" draw:text-style-name="P4" draw:layer="layout" svg:width="6.688cm" svg:height="7.815cm" svg:x="39.062cm" svg:y="18.218cm">
            <draw:image xlink:href="Pictures/100007B800001A2100001E886B0623D524AD0577.svg" xlink:type="simple" xlink:show="embed" xlink:actuate="onLoad" draw:mime-type="image/svg+xml">
              <text:p/>
            </draw:image>
            <draw:image xlink:href="Pictures/10000001000000FD00000127658F8ADCF5B0DCA8.png" xlink:type="simple" xlink:show="embed" xlink:actuate="onLoad" draw:mime-type="image/png"/>
          </draw:frame>
          <draw:frame draw:style-name="gr3" draw:text-style-name="P4" draw:layer="layout" svg:width="6.688cm" svg:height="7.815cm" svg:x="48.062cm" svg:y="18.218cm">
            <draw:image xlink:href="Pictures/100007B800001A2100001E886B0623D524AD0577.svg" xlink:type="simple" xlink:show="embed" xlink:actuate="onLoad" draw:mime-type="image/svg+xml">
              <text:p/>
            </draw:image>
            <draw:image xlink:href="Pictures/10000001000000FD00000127658F8ADCF5B0DCA8.png" xlink:type="simple" xlink:show="embed" xlink:actuate="onLoad" draw:mime-type="image/png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4T10:14:10.598135329</meta:creation-date>
    <dc:date>2024-01-04T11:09:29.940671762</dc:date>
    <meta:editing-duration>PT52M37S</meta:editing-duration>
    <meta:editing-cycles>30</meta:editing-cycles>
    <meta:generator>LibreOffice/7.3.7.2$Linux_X86_64 LibreOffice_project/30$Build-2</meta:generator>
    <meta:document-statistic meta:object-count="48"/>
  </office:meta>
</office:document-meta>
</file>